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86ae0" officeooo:paragraph-rsid="00086ae0"/>
    </style:style>
    <style:style style:name="P2" style:family="paragraph" style:parent-style-name="Text_20_body">
      <style:text-properties fo:font-weight="bold" officeooo:rsid="00099e29" officeooo:paragraph-rsid="00099e29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officeooo:rsid="00086ae0" officeooo:paragraph-rsid="00086ae0" style:font-weight-asian="bold" style:font-weight-complex="bold"/>
    </style:style>
    <style:style style:name="P5" style:family="paragraph" style:parent-style-name="Text_20_body">
      <style:text-properties fo:font-weight="bold" officeooo:paragraph-rsid="00086ae0" style:font-weight-asian="bold" style:font-weight-complex="bold"/>
    </style:style>
    <style:style style:name="P6" style:family="paragraph" style:parent-style-name="Text_20_body">
      <style:text-properties fo:font-weight="bold" officeooo:paragraph-rsid="00099e29" style:font-weight-asian="bold" style:font-weight-complex="bold"/>
    </style:style>
    <style:style style:name="P7" style:family="paragraph" style:parent-style-name="Text_20_body">
      <style:text-properties fo:font-weight="bold" officeooo:rsid="000b5e43" officeooo:paragraph-rsid="000b5e43" style:font-weight-asian="bold" style:font-weight-complex="bold"/>
    </style:style>
    <style:style style:name="P8" style:family="paragraph" style:parent-style-name="Text_20_body">
      <style:text-properties fo:font-weight="normal" officeooo:rsid="00086ae0" officeooo:paragraph-rsid="00086ae0" style:font-weight-asian="normal" style:font-weight-complex="normal"/>
    </style:style>
    <style:style style:name="P9" style:family="paragraph" style:parent-style-name="Text_20_body">
      <style:text-properties fo:font-weight="normal" officeooo:rsid="00099e29" officeooo:paragraph-rsid="00099e29" style:font-weight-asian="normal" style:font-weight-complex="normal"/>
    </style:style>
    <style:style style:name="P10" style:family="paragraph" style:parent-style-name="Text_20_body">
      <style:text-properties fo:font-weight="normal" officeooo:paragraph-rsid="00099e29" style:font-weight-asian="normal" style:font-weight-complex="normal"/>
    </style:style>
    <style:style style:name="P11" style:family="paragraph" style:parent-style-name="Text_20_body">
      <style:text-properties fo:font-weight="normal" officeooo:rsid="000b5e43" officeooo:paragraph-rsid="000b5e43" style:font-weight-asian="normal" style:font-weight-complex="normal"/>
    </style:style>
    <style:style style:name="P12" style:family="paragraph" style:parent-style-name="Heading_20_1">
      <style:text-properties officeooo:rsid="00086ae0" officeooo:paragraph-rsid="00086ae0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text-properties fo:font-weight="bold" officeooo:rsid="00099e29" officeooo:paragraph-rsid="00099e29" style:font-weight-asian="bold" style:font-weight-complex="bold"/>
    </style:style>
    <style:style style:name="P15" style:family="paragraph" style:parent-style-name="Heading_20_1">
      <style:paragraph-properties fo:break-before="page"/>
      <style:text-properties fo:font-weight="bold" officeooo:rsid="00099e29" officeooo:paragraph-rsid="00099e29" style:font-weight-asian="bold" style:font-weight-complex="bold"/>
    </style:style>
    <style:style style:name="P16" style:family="paragraph" style:parent-style-name="Text_20_body">
      <style:text-properties fo:font-weight="normal" officeooo:rsid="00099e29" officeooo:paragraph-rsid="000b5e43" style:font-weight-asian="normal" style:font-weight-complex="normal"/>
    </style:style>
    <style:style style:name="P17" style:family="paragraph" style:parent-style-name="Text_20_body">
      <style:text-properties fo:font-weight="bold" officeooo:rsid="00086ae0" officeooo:paragraph-rsid="00086ae0" style:font-weight-asian="bold" style:font-weight-complex="bold"/>
    </style:style>
    <style:style style:name="T1" style:family="text">
      <style:text-properties officeooo:rsid="000b5e43"/>
    </style:style>
    <style:style style:name="T2" style:family="text">
      <style:text-properties fo:color="#ff8b39" loext:opacity="100%" style:font-name="Droid Sans Mono" fo:font-size="10.5pt" fo:font-weight="normal" fo:background-color="#262335" loext:char-shading-value="0"/>
    </style:style>
    <style:style style:name="T3" style:family="text">
      <style:text-properties fo:color="#ff8b39" loext:opacity="100%" style:font-name="Droid Sans Mono" fo:font-size="10.5pt" fo:font-weight="normal" officeooo:rsid="000b9fb1" fo:background-color="#262335" loext:char-shading-value="0"/>
    </style:style>
    <style:style style:name="T4" style:family="text">
      <style:text-properties officeooo:rsid="000b9f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illete</text:h>
      <text:p text:style-name="P3">INSERT INTO Billete (FechaInicio, DNI, CodLin, OrdenEmp, OrdenTer) VALUES (?,?,?,?,?)</text:p>
      <text:p text:style-name="P1">Inserta un billete en la base de datos.</text:p>
      <text:p text:style-name="P3">DELETE FROM Billete WHERE CodBil=?</text:p>
      <text:p text:style-name="P1">Elimina de la base de datos el billete con el codigo especificado</text:p>
      <text:p text:style-name="P4">SELECT FechaInicio, DNI, CodLin, OrdenEmp, OrdenTer, PVP, FechaFin FROM VistaBillete WHERE CodBil=?</text:p>
      <text:p text:style-name="P8">Recupera de la base de datos el billete con el codigo especificado</text:p>
      <text:p text:style-name="P4">SELECT CodBil, FechaInicio, CodLin, OrdenEmp, OrdenTer, PVP, FechaFin FROM VistaBillete WHERE DNI=? <text:span text:style-name="T4">ORDER BY FechaInicio</text:span></text:p>
      <text:p text:style-name="P8">Recupera de la base de datos todos los billetes del usuario con el DNI especificado <text:span text:style-name="T4">ordenados por la fecha y hora en las que empezara el viaje</text:span></text:p>
      <text:p text:style-name="P4">UPDATE Bilete SET CodBil=?, FechaInicio=?, DNI=?, CodLin=?, OrdenEmp=?, OrdenTer=?, WHERE CodBil=?</text:p>
      <text:p text:style-name="P8">Actualiza la informacion del billete con el codigo introducido al final con los datos que se introduzcan en el resto de posiciones.</text:p>
      <text:h text:style-name="P12" text:outline-level="1">Cliente</text:h>
      <text:p text:style-name="P5">INSERT INTO Cliente (DNI, NomApe, Pass) VALUES (?,?,MD5(?))</text:p>
      <text:p text:style-name="P8">Inserta un cliente en la base de datos, la contraseña queda codificada por seguridad.</text:p>
      <text:p text:style-name="P4">DELETE FROM Cliente WHERE DNI=?</text:p>
      <text:p text:style-name="P8">Elimina el cliente con el DNI especificado de la base de datos</text:p>
      <text:p text:style-name="P4">SELECT * FROM Cliente WHERE DNI=?</text:p>
      <text:p text:style-name="P8">Recupera el cliente con el DNI especificado de la base de datos.</text:p>
      <text:p text:style-name="P4">SELECT * FROM Cliente WHERE DNI=? AND Pass=MD5(?)</text:p>
      <text:p text:style-name="P9">Recupera el cliente con el DNI y la contraseña especificados de la base de datos, lo utilizamos para comprobar las contraseñas de forma segura en la base de datos.</text:p>
      <text:p text:style-name="P2">UPDATE Cliente SET NomApe=?, Pass=MD5(?) WHERE DNI=?</text:p>
      <text:p text:style-name="P16">Actualiza la informacion del cliente con el DNI especificado</text:p>
      <text:h text:style-name="P13" text:outline-level="1">Parada</text:h>
      <text:p text:style-name="P6">INSERT INTO Parada (CodLin, Orden, Nombre, Numero, TiempoE, Calle, CP) VALUES (?,?,?,?,?,?,?)</text:p>
      <text:p text:style-name="P9">Inserta una parada en la base de datos</text:p>
      <text:p text:style-name="P6">DELETE FROM Parada WHERE CodLin=? AND Orden=?</text:p>
      <text:p text:style-name="P9">Elimina la parada con el codigo de linea y orden especificados</text:p>
      <text:p text:style-name="P6">SELECT * FROM CodigoPostal C NATURAL JOIN Municipio M JOIN Parada P USING (CP) WHERE CodLin=? AND Orden=?</text:p>
      <text:p text:style-name="P9">Recupera la parada con el codigo de linea y orden especificados <text:span text:style-name="T1">con los datos de su codigo postal y municipio incluidos</text:span></text:p>
      <text:p text:style-name="P6">SELECT * FROM CodigoPostal C NATURAL JOIN Municipio M JOIN Parada P USING (CP) WHERE CodLin=? ORDER BY Orden</text:p>
      <text:p text:style-name="P9">Recupera todas las paradas de la linea especificadas en orden ascendente <text:span text:style-name="T1">con los datos de sus codigo postal y municipios incluidos</text:span></text:p>
      <text:p text:style-name="P6">UPDATE Parada SET CodLin=?, Orden=?, Nombre=?, Numero=?, TiempoE=?, Calle=?, CP=? WHERE CodLin=? AND Orden=?</text:p>
      <text:p text:style-name="P9">Actualiza la informacion de la parada con el codigo de linea y orden especificados</text:p>
      <text:h text:style-name="P14" text:outline-level="1">Linea</text:h>
      <text:p text:style-name="P6">INSERT INTO Linea (CodLin, Nombre, HoraInicioAsc, HoraFinAsc, HoraInicioDsc, HoraFinDsc, PVPU, Frecuencia) VALUES (?,?,?,?,?,?,?,?)</text:p>
      <text:p text:style-name="P9">Inserta una linea en la base de datos</text:p>
      <text:p text:style-name="P6">DELETE FROM Linea WHERE CodLin=?</text:p>
      <text:p text:style-name="P9">Elimina la linea con el codigo especificado de la base de datos</text:p>
      <text:p text:style-name="P6">SELECT * FROM Linea WHERE CodLin=?</text:p>
      <text:p text:style-name="P9">Recupera la linea con el codigo especificado de la base de datos</text:p>
      <text:p text:style-name="P6">SELECT * FROM Linea</text:p>
      <text:p text:style-name="P9">Recupera todas las lineas de la base de datos</text:p>
      <text:p text:style-name="P6">UPDATE Linea SET CodLin=? Nombre=?, HoraInicioAsc=?, HoraFinAsc=?, HoraInicioDsc=?, HoraFinDsc=?, PVPU=?, Frecuencia=? WHERE CodLin=?</text:p>
      <text:p text:style-name="P9">Actualiza la informacion de la linea con el codigo especificado en la base de datos</text:p>
      <text:h text:style-name="P15" text:outline-level="1">CodigoPostal</text:h>
      <text:p text:style-name="P6">INSERT INTO CodigoPostal (CP, CodMun) VALUES (?,?)</text:p>
      <text:p text:style-name="P11">Inserta un codigo postal en la base de datos</text:p>
      <text:p text:style-name="P6">DELETE FROM CodigoPostal WHERE CP=?</text:p>
      <text:p text:style-name="P11">Elimina el codigo postal especificado de la base de datos</text:p>
      <text:p text:style-name="P6">SELECT * FROM CodigoPostal NATURAL JOIN Municipio WHERE CP=?</text:p>
      <text:p text:style-name="P11">Recupera el codigo postal especificado y la informacion de su municipio de la base de datos</text:p>
      <text:p text:style-name="P6">UPDATE CodigoPostal SET CP=?, CodMun=? WHERE CP=?</text:p>
      <text:p text:style-name="P7">Actualiza la informacion del codigo postal especificado en la base de datos</text:p>
      <text:p text:style-name="P10"/>
      <text:h text:style-name="P14" text:outline-level="1">Municipio</text:h>
      <text:p text:style-name="P6">INSERT INTO Municipio (CodMun, Nombre) VALUES (?,?)</text:p>
      <text:p text:style-name="P11">Inserta un municipio en la base de datos</text:p>
      <text:p text:style-name="P6">DELETE FROM Municipio WHERE CodMun=?</text:p>
      <text:p text:style-name="P11">Elimina el municipio con el codigo especificado de la base de datos</text:p>
      <text:p text:style-name="P6">SELECT * FROM Municipio WHERE CodMun=?</text:p>
      <text:p text:style-name="P11">Recupera el municipio con el codigo especificado de la base de datos</text:p>
      <text:p text:style-name="P6">UPDATE Municipio SET Nombre=? WHERE CodMun=?</text:p>
      <text:p text:style-name="P11">Actualiza la informacion del municipio con el codigo especificado en la base de dat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53:15.497681429</meta:creation-date>
    <meta:generator>LibreOffice/7.2.5.2.0$Linux_X86_64 LibreOffice_project/20$Build-2</meta:generator>
    <dc:date>2022-01-25T14:00:53.891015963</dc:date>
    <meta:editing-duration>PT6M12S</meta:editing-duration>
    <meta:editing-cycles>2</meta:editing-cycles>
    <meta:document-statistic meta:table-count="0" meta:image-count="0" meta:object-count="0" meta:page-count="3" meta:paragraph-count="62" meta:word-count="637" meta:character-count="4004" meta:non-whitespace-character-count="3429"/>
  </office:meta>
</office:document-meta>
</file>